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32f2" officeooo:paragraph-rsid="001532f2"/>
    </style:style>
    <style:style style:name="P2" style:family="paragraph" style:parent-style-name="Standard">
      <style:text-properties officeooo:rsid="0016ff81" officeooo:paragraph-rsid="0016ff81"/>
    </style:style>
    <style:style style:name="P3" style:family="paragraph" style:parent-style-name="Standard">
      <style:text-properties officeooo:rsid="00170237" officeooo:paragraph-rsid="00170237"/>
    </style:style>
    <style:style style:name="P4" style:family="paragraph" style:parent-style-name="Standard">
      <style:text-properties officeooo:rsid="0018d8d2" officeooo:paragraph-rsid="0018d8d2"/>
    </style:style>
    <style:style style:name="T1" style:family="text">
      <style:text-properties officeooo:rsid="00170237"/>
    </style:style>
    <style:style style:name="T2" style:family="text">
      <style:text-properties officeooo:rsid="0018d8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ługi Wod-Kan oraz C. O.:</text:p>
      <text:p text:style-name="P1">- Projektowanie i wykonywanie instalacji Wod-Kan oraz C. O.</text:p>
      <text:p text:style-name="P1">- Przeróbki i modyfikacje istniejących instalacji</text:p>
      <text:p text:style-name="P1">- Naprawa wycieków i nieszczelności</text:p>
      <text:p text:style-name="P1">- Biały montaż w pełnym zakresie</text:p>
      <text:p text:style-name="P1">- Montaż kabin prysznicowych, toalet, umywalek i zlewów kuchennych</text:p>
      <text:p text:style-name="P1">- Montaż wszelkiej armatury</text:p>
      <text:p text:style-name="P1">- Montaż grzejników</text:p>
      <text:p text:style-name="P1">- Montaż sprzętu AGD</text:p>
      <text:p text:style-name="P1">- Wymiany zaworów</text:p>
      <text:p text:style-name="P1">- Udrażnianie odpływów kuchennych, łazienkowych, WC oraz pionów kanalizacyjnych</text:p>
      <text:p text:style-name="P1"/>
      <text:p text:style-name="P1">Usługi gazownicze:</text:p>
      <text:p text:style-name="P1">- Wykonanie instalacji gazowych oraz wszelkie przeróbki (stal, miedź)</text:p>
      <text:p text:style-name="P1">- Montaż piecyków i kotłów C. O.</text:p>
      <text:p text:style-name="P1">- Montaż płyt i kuchenek gazowych</text:p>
      <text:p text:style-name="P1">- Usuwanie nieszczelności instalacji gazowych</text:p>
      <text:p text:style-name="P1">- Przeglądy gazowe</text:p>
      <text:p text:style-name="P1"/>
      <text:p text:style-name="P1">O NAS:</text:p>
      <text:p text:style-name="P1"/>
      <text:p text:style-name="P1">Świadczymy usługi hydrauliczne i gazownicze na terenie Krakowa i okolic od 2012 roku.</text:p>
      <text:p text:style-name="P2">Nasi pracownicy to wyspecjalizowani fachowcy z wieloletnim stażem oraz specjalistyczną wiedzą.</text:p>
      <text:p text:style-name="P2"><text:span text:style-name="T1">P</text:span>otrzebujesz <text:span text:style-name="T1">pomocy? Kliknij w przycisk poniżej, aby skontaktować się z nami.</text:span></text:p>
      <text:p text:style-name="P3">Jeśli nie posiadasz dostępu do telefonu, możesz skontaktować się z nami przez narzędzie komunikacyjne. </text:p>
      <text:p text:style-name="P3"/>
      <text:p text:style-name="P3">(I tutaj z tym wiesz komunikatorem by można też było zrobić tak, dodasz hiperłącze do „narzędzie komunikacyjne”, <text:span text:style-name="T2">które scrolluje do tego komunikatora</text:span>)</text:p>
      <text:p text:style-name="P2"/>
      <text:p text:style-name="P2">(Fajnie jakbyś wstawił tutaj przycisk ZADZWOŃ, który od razu wklepuje numer i można dzwonić)</text:p>
      <text:p text:style-name="P2"/>
      <text:p text:style-name="P2">Link do FB: <text:a xlink:type="simple" xlink:href="https://www.facebook.com/hydrospeckr/" text:style-name="Internet_20_link" text:visited-style-name="Visited_20_Internet_20_Link">https://www.facebook.com/hydrospeckr/</text:a></text:p>
      <text:p text:style-name="P2">Link do IG: <text:a xlink:type="simple" xlink:href="https://www.instagram.com/hydrospeckrakow/" text:style-name="Internet_20_link" text:visited-style-name="Visited_20_Internet_20_Link">https://www.instagram.com/hydrospeckrakow/</text:a></text:p>
      <text:p text:style-name="P2">Telefon: 512 369 119</text:p>
      <text:p text:style-name="P2">Mail: jeszcze nie założyłem, potem Ci podam </text:p>
      <text:p text:style-name="P2"/>
      <text:p text:style-name="P4">Zdjęcia też Ci prześle na dnia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2:26:35.058000000</meta:creation-date>
    <dc:date>2021-02-16T12:59:31.339000000</dc:date>
    <meta:editing-duration>PT1M15S</meta:editing-duration>
    <meta:editing-cycles>1</meta:editing-cycles>
    <meta:document-statistic meta:table-count="0" meta:image-count="0" meta:object-count="0" meta:page-count="1" meta:paragraph-count="29" meta:word-count="207" meta:character-count="1451" meta:non-whitespace-character-count="1270"/>
    <meta:generator>LibreOffice/6.1.4.2$Windows_x86 LibreOffice_project/9d0f32d1f0b509096fd65e0d4bec26ddd1938fd3</meta:generator>
  </office:meta>
</office:document-meta>
</file>